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402in"/>
    </style:style>
    <style:style style:name="P2" style:family="paragraph" style:parent-style-name="Standard">
      <style:paragraph-properties fo:margin-top="0in" fo:margin-bottom="0.1402in" fo:break-before="page"/>
    </style:style>
    <style:style style:name="P3" style:family="paragraph" style:parent-style-name="Standard" style:list-style-name="L1">
      <style:paragraph-properties fo:margin-top="0in" fo:margin-bottom="0.1402in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ge" style:horizontal-pos="from-left" style:horizontal-rel="page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2" text:anchor-type="page" text:anchor-page-number="1" svg:x="4.8764in" svg:y="2.7929in" svg:width="2.5811in" svg:height="2.5008in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text:p text:style-name="P1">GED Daily Math Worksheet<text:tab/><text:tab/>Name _____________________________ <text:s/>Date __________</text:p>
      <text:list xml:id="list34518100" text:style-name="L1">
        <text:list-item>
          <text:p text:style-name="P3">Convert 2.7% to decimal.</text:p>
        </text:list-item>
        <text:list-item>
          <text:p text:style-name="P3">Convert 25% to decimal.</text:p>
        </text:list-item>
        <text:list-item>
          <text:p text:style-name="P3">Convert .068 to percent.</text:p>
        </text:list-item>
        <text:list-item>
          <text:p text:style-name="P3">Convert 3.2% to a fraction (no need to reduce).</text:p>
        </text:list-item>
        <text:list-item>
          <text:p text:style-name="P3">Convert<draw:frame draw:style-name="fr2" draw:name="Object1" text:anchor-type="as-char" svg:width="0.1965in" svg:height="0.3929in" draw:z-index="0"><draw:object xlink:href="./Object 1" xlink:type="simple" xlink:show="embed" xlink:actuate="onLoad"/><draw:image xlink:href="./ObjectReplacements/Object 1" xlink:type="simple" xlink:show="embed" xlink:actuate="onLoad"/></draw:frame>to percent.</text:p>
        </text:list-item>
        <text:list-item>
          <text:p text:style-name="P3">How many feet in a yard?</text:p>
        </text:list-item>
        <text:list-item>
          <text:p text:style-name="P3">How many quarts in a gallon?</text:p>
        </text:list-item>
        <text:list-item>
          <text:p text:style-name="P3">Refer to the graph at the right. <text:s/>For a Hawk with a length of 13 inches, what would you estimate the wingspan might be?</text:p>
        </text:list-item>
        <text:list-item>
          <text:p text:style-name="P3">A delivery company has a basic price (p) it charges to pick up a package and deliver it anywhere in the country. <text:s/>The company gives customers a $2.00 discount for every package they bring to the drop-off site themselves. <text:s/>Next day service is an extra $4.50 per package. <text:s/>Write an expression that shows how much it would cost to bring 6 packages to the drop-off site and send them by next-day air.</text:p>
        </text:list-item>
      </text:list>
      <text:p text:style-name="P2">GED Daily Math Worksheet<text:tab/><text:tab/>Name _____________________________ <text:s/>Date __________</text:p>
      <text:list xml:id="list34687685" text:continue-list="list34518100" text:style-name="L1">
        <text:list-item text:start-value="1">
          <text:p text:style-name="P3">How many inches in a foot?</text:p>
        </text:list-item>
        <text:list-item>
          <text:p text:style-name="P3">How many feet in a yard?</text:p>
        </text:list-item>
        <text:list-item>
          <text:p text:style-name="P3">How many ounces in a cup?</text:p>
        </text:list-item>
        <text:list-item>
          <text:p text:style-name="P3">How many quarts in a gallon?</text:p>
        </text:list-item>
        <text:list-item>
          <text:p text:style-name="P3">How many ounces in a pound?</text:p>
        </text:list-item>
        <text:list-item>
          <text:p text:style-name="P3">How many pounds in a ton?</text:p>
        </text:list-item>
        <text:list-item>
          <text:p text:style-name="P3">State the distance formula.</text:p>
        </text:list-item>
        <text:list-item>
          <text:p text:style-name="P3">To determine how much to tax a particular home, Livingston city officials take the price its current owner paid for the home (<text:span text:style-name="T1">p</text:span>) and divide it by 7. <text:s/>Then they add $50 for every year (<text:span text:style-name="T1">y</text:span>) that has passed since the home was last sold. <text:s/>Write an expression for the tax on a home in Livingst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39M56S</meta:editing-duration>
    <meta:editing-cycles>18</meta:editing-cycles>
    <meta:generator>OpenOffice.org/3.0$Win32 OpenOffice.org_project/300m15$Build-9379</meta:generator>
    <dc:date>2010-04-03T14:56:31.15</dc:date>
    <meta:document-statistic meta:table-count="0" meta:image-count="0" meta:object-count="2" meta:page-count="2" meta:paragraph-count="19" meta:word-count="261" meta:character-count="136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5</math:mn>
    </math:mfrac>
    <math:annotation math:encoding="StarMath 5.0">1 over 5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minimum="1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5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556cm" svg:height="6.351cm" chart:class="chart:scatter" chart:style-name="ch1">
        <chart:title svg:x="1.426cm" svg:y="0.127cm" chart:style-name="ch2">
          <text:p>Length and Wingspan
of Hawks</text:p>
        </chart:title>
        <chart:plot-area chart:style-name="ch3" chart:data-source-has-labels="both" svg:x="0.06cm" svg:y="1.145cm" svg:width="6.364cm" svg:height="5.153cm">
          <chart:axis chart:dimension="x" chart:name="primary-x" chart:style-name="ch4">
            <chart:title svg:x="2.753cm" svg:y="5.865cm" chart:style-name="ch5">
              <text:p>Length (in.)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134cm" svg:y="4.446cm" chart:style-name="ch8">
              <text:p>Wingspan (in.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